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Pregunta 1:</text:span> ¿Qué es OpenVPN y cuál es su propósito en las redes?</text:p>
      <text:p text:style-name="Text_20_body"><text:span text:style-name="Strong_20_Emphasis">Respuesta 1:</text:span> OpenVPN es una solución de software de código abierto que se utiliza para establecer conexiones VPN (Redes Privadas Virtuales) seguras en redes públicas, permitiendo la comunicación segura y el acceso remoto a recursos de red.</text:p>
      <text:p text:style-name="Text_20_body"><text:span text:style-name="Strong_20_Emphasis">Pregunta 2:</text:span> ¿Cuál es la diferencia entre una VPN cliente-servidor y una VPN de sitio a sitio en el contexto de OpenVPN?</text:p>
      <text:p text:style-name="Text_20_body"><text:span text:style-name="Strong_20_Emphasis">Respuesta 2:</text:span> Una VPN cliente-servidor implica un cliente que se conecta a un servidor VPN central, mientras que una VPN de sitio a sitio conecta dos redes enteras a través de una conexión VPN.</text:p>
      <text:p text:style-name="Text_20_body"><text:span text:style-name="Strong_20_Emphasis">Pregunta 3:</text:span> ¿Qué protocolos utiliza OpenVPN para establecer conexiones VPN?</text:p>
      <text:p text:style-name="Text_20_body"><text:span text:style-name="Strong_20_Emphasis">Respuesta 3:</text:span> OpenVPN utiliza principalmente los protocolos UDP y TCP para establecer conexiones VPN. UDP es más rápido y se utiliza para aplicaciones en tiempo real, mientras que TCP es más confiable y se utiliza para transferencias de datos.</text:p>
      <text:p text:style-name="Text_20_body"><text:span text:style-name="Strong_20_Emphasis">Pregunta 4:</text:span> ¿Cómo se puede instalar OpenVPN en un servidor Linux?</text:p>
      <text:p text:style-name="Text_20_body"><text:span text:style-name="Strong_20_Emphasis">Respuesta 4:</text:span> Puede instalar OpenVPN en un servidor Linux utilizando el administrador de paquetes de la distribución, como <text:span text:style-name="Source_20_Text">apt</text:span> en Ubuntu o <text:span text:style-name="Source_20_Text">yum</text:span> en CentOS.</text:p>
      <text:p text:style-name="Text_20_body"><text:span text:style-name="Strong_20_Emphasis">Pregunta 5:</text:span> ¿Cuál es el propósito de los archivos de configuración .ovpn en OpenVPN?</text:p>
      <text:p text:style-name="Text_20_body"><text:span text:style-name="Strong_20_Emphasis">Respuesta 5:</text:span> Los archivos de configuración .ovpn en OpenVPN contienen información de configuración, como la dirección del servidor, las claves y los certificados necesarios para establecer una conexión VPN.</text:p>
      <text:p text:style-name="Text_20_body"><text:span text:style-name="Strong_20_Emphasis">Pregunta 6:</text:span> ¿Qué es un servidor OpenVPN y cuál es su función en una red VPN?</text:p>
      <text:p text:style-name="Text_20_body"><text:span text:style-name="Strong_20_Emphasis">Respuesta 6:</text:span> Un servidor OpenVPN es un sistema que actúa como el punto central en una red VPN y permite que los clientes se conecten de forma segura. Su función principal es autenticar y enrutar el tráfico de los clientes.</text:p>
      <text:p text:style-name="Text_20_body"><text:span text:style-name="Strong_20_Emphasis">Pregunta 7:</text:span> ¿Cuál es el propósito de las claves y certificados en OpenVPN?</text:p>
      <text:p text:style-name="Text_20_body"><text:span text:style-name="Strong_20_Emphasis">Respuesta 7:</text:span> Las claves y certificados en OpenVPN se utilizan para autenticar y cifrar la comunicación entre el cliente y el servidor, lo que garantiza la seguridad y la privacidad de la conexión.</text:p>
      <text:p text:style-name="Text_20_body"><text:span text:style-name="Strong_20_Emphasis">Pregunta 8:</text:span> ¿Qué es el "túnel VPN" en el contexto de OpenVPN?</text:p>
      <text:p text:style-name="Text_20_body"><text:span text:style-name="Strong_20_Emphasis">Respuesta 8:</text:span> Un túnel VPN en OpenVPN se refiere a la conexión segura y cifrada que se establece entre el cliente y el servidor, a través de la cual se enruta el tráfico de red.</text:p>
      <text:p text:style-name="Text_20_body"><text:span text:style-name="Strong_20_Emphasis">Pregunta 9:</text:span> ¿Qué es una "VPN de acceso remoto" y en qué situaciones se utiliza?</text:p>
      <text:p text:style-name="Text_20_body"><text:soft-page-break/><text:span text:style-name="Strong_20_Emphasis">Respuesta 9:</text:span> Una VPN de acceso remoto permite a los usuarios conectarse de forma segura a una red corporativa desde ubicaciones remotas, como sus hogares u oficinas fuera del sitio.</text:p>
      <text:p text:style-name="Text_20_body"><text:span text:style-name="Strong_20_Emphasis">Pregunta 10:</text:span> ¿Cuál es la ventaja de usar OpenVPN en comparación con otras soluciones VPN?</text:p>
      <text:p text:style-name="Text_20_body"><text:span text:style-name="Strong_20_Emphasis">Respuesta 10:</text:span> OpenVPN es de código abierto, altamente configurable y compatible con una amplia gama de sistemas operativos, lo que lo hace versátil y adecuado para diversas aplicaciones.</text:p>
      <text:p text:style-name="Text_20_body"><text:span text:style-name="Strong_20_Emphasis">Pregunta 11:</text:span> ¿Qué es la autenticación de dos factores en el contexto de OpenVPN?</text:p>
      <text:p text:style-name="Text_20_body"><text:span text:style-name="Strong_20_Emphasis">Respuesta 11:</text:span> La autenticación de dos factores en OpenVPN implica la combinación de dos métodos de autenticación, como una contraseña y un token generado por una aplicación móvil, para aumentar la seguridad del acceso VPN.</text:p>
      <text:p text:style-name="Text_20_body"><text:span text:style-name="Strong_20_Emphasis">Pregunta 12:</text:span> ¿Cómo se puede configurar un servidor OpenVPN para enrutar el tráfico de clientes a través de la VPN?</text:p>
      <text:p text:style-name="Text_20_body"><text:span text:style-name="Strong_20_Emphasis">Respuesta 12:</text:span> Para configurar un servidor OpenVPN para enrutar el tráfico de clientes a través de la VPN, debe habilitar la función de reenvío de paquetes en el servidor y configurar las reglas de enrutamiento adecuadas.</text:p>
      <text:p text:style-name="Text_20_body"><text:span text:style-name="Strong_20_Emphasis">Pregunta 13:</text:span> ¿Qué es un servidor OpenVPN en modo puente y en qué casos se utiliza?</text:p>
      <text:p text:style-name="Text_20_body"><text:span text:style-name="Strong_20_Emphasis">Respuesta 13:</text:span> Un servidor OpenVPN en modo puente permite conectar dos redes LAN separadas a través de una conexión VPN, lo que se utiliza en casos donde se requiere un acceso transparente a recursos de ambas redes.</text:p>
      <text:p text:style-name="Text_20_body"><text:span text:style-name="Strong_20_Emphasis">Pregunta 14:</text:span> ¿Cómo se puede establecer una conexión OpenVPN desde un cliente?</text:p>
      <text:p text:style-name="Text_20_body"><text:span text:style-name="Strong_20_Emphasis">Respuesta 14:</text:span> Para establecer una conexión OpenVPN desde un cliente, debe importar el archivo de configuración .ovpn proporcionado por el administrador del servidor y luego iniciar la conexión utilizando un cliente OpenVPN.</text:p>
      <text:p text:style-name="Text_20_body"><text:span text:style-name="Strong_20_Emphasis">Pregunta 15:</text:span> ¿Cuál es la importancia de la compresión en las conexiones OpenVPN?</text:p>
      <text:p text:style-name="Text_20_body"><text:span text:style-name="Strong_20_Emphasis">Respuesta 15:</text:span> La compresión en las conexiones OpenVPN puede reducir el ancho de banda utilizado y acelerar la transferencia de datos, pero debe utilizarse con precaución, ya que puede exponer a ataques de compresión.</text:p>
      <text:p text:style-name="Text_20_body"><text:span text:style-name="Strong_20_Emphasis">Pregunta 16:</text:span> ¿Qué es un servidor VPN de puerta de enlace y cuál es su función en una red VPN?</text:p>
      <text:p text:style-name="Text_20_body"><text:span text:style-name="Strong_20_Emphasis">Respuesta 16:</text:span> Un servidor VPN de puerta de enlace actúa como un punto de entrada o salida a una red VPN, permitiendo que el tráfico fluya entre la VPN y la red externa. Su función principal es enrutar el tráfico de manera adecuada.</text:p>
      <text:p text:style-name="Text_20_body"><text:span text:style-name="Strong_20_Emphasis">Pregunta 17:</text:span> ¿Qué es la autenticación de usuario y contraseña en una conexión OpenVPN?</text:p>
      <text:p text:style-name="Text_20_body"><text:span text:style-name="Strong_20_Emphasis">Respuesta 17:</text:span> La autenticación de usuario y contraseña en una conexión OpenVPN implica que el cliente debe proporcionar un nombre de usuario y una contraseña válidos para acceder al servidor VPN.</text:p>
      <text:p text:style-name="Text_20_body"><text:soft-page-break/><text:span text:style-name="Strong_20_Emphasis">Pregunta 18:</text:span> ¿Cómo se puede configurar la autenticación de dos factores en OpenVPN?</text:p>
      <text:p text:style-name="Text_20_body"><text:span text:style-name="Strong_20_Emphasis">Respuesta 18:</text:span> La autenticación de dos factores en OpenVPN se configura mediante la combinación de métodos de autenticación, como una contraseña y un token generado por una aplicación de autenticación móvil, en el archivo de configuración .ovpn.</text:p>
      <text:p text:style-name="Text_20_body"><text:span text:style-name="Strong_20_Emphasis">Pregunta 19:</text:span> ¿Cuál es el propósito de habilitar la compresión en una conexión OpenVPN?</text:p>
      <text:p text:style-name="Text_20_body"><text:span text:style-name="Strong_20_Emphasis">Respuesta 19:</text:span> El propósito de habilitar la compresión en una conexión OpenVPN es reducir el consumo de ancho de banda y acelerar la transferencia de datos a través de la VPN.</text:p>
      <text:p text:style-name="Text_20_body"><text:span text:style-name="Strong_20_Emphasis">Pregunta 20:</text:span> ¿Por qué es importante proteger los archivos de configuración .ovpn en OpenVPN?</text:p>
      <text:p text:style-name="Text_20_body"><text:span text:style-name="Strong_20_Emphasis">Respuesta 20:</text:span> Es importante proteger los archivos de configuración .ovpn en OpenVPN porque contienen información sensible, como claves y certificados, que pueden comprometer la seguridad si caen en manos equivocadas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La seguridad del sistema </text:p>
        <text:p text:style-name="MP2">OpenVPN <text:s text:c="2"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6:56:36.796814139</dc:date>
    <meta:editing-duration>PT9H44M54S</meta:editing-duration>
    <meta:editing-cycles>140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73" meta:character-count="5842" meta:non-whitespace-character-count="4908"/>
  </office:meta>
</office:document-meta>
</file>